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Procent" style:data-style-name="N13"/>
    <style:style style:name="ce3" style:family="table-cell" style:parent-style-name="Default" style:data-style-name="N0">
      <style:table-cell-properties fo:background-color="#D0CECE"/>
    </style:style>
    <style:style style:name="ce4" style:family="table-cell" style:parent-style-name="Default" style:data-style-name="N0">
      <style:table-cell-properties fo:border="thin solid #000000" fo:background-color="#D0CECE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Procent" style:data-style-name="N13">
      <style:table-cell-properties fo:border="thin solid #000000"/>
    </style:style>
    <style:style style:name="ce7" style:family="table-cell" style:parent-style-name="Default" style:data-style-name="N0"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automatic"/>
      <style:paragraph-properties fo:margin-left="0cm" style:writing-mode="l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fo:background-color="#548235"/>
    </style:style>
    <style:style style:name="co1" style:family="table-column">
      <style:table-column-properties fo:break-before="auto" style:column-width="17.488958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7.43479166666667cm" style:use-optimal-column-width="true"/>
    </style:style>
    <style:style style:name="co5" style:family="table-column">
      <style:table-column-properties fo:break-before="auto" style:column-width="6.95854166666667cm" style:use-optimal-column-width="true"/>
    </style:style>
    <style:style style:name="ro1" style:family="table-row">
      <style:table-row-properties style:row-height="15.9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Procent" style:data-style-name="N13">
      <style:map style:condition="of:cell-content()&lt;1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3">
            <text:p>Totale workload</text:p>
          </table:table-cell>
          <table:table-cell office:value-type="percentage" office:value="1" table:formula="of:=SUM([.C5:.C104])" table:style-name="ce10">
            <text:p>100%</text:p>
          </table:table-cell>
          <table:table-cell office:value-type="string" table:style-name="ce1">
            <text:p>Dit moet 100% zijn.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it gaat enkel over features van het groepsgedeelt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Feature</text:p>
          </table:table-cell>
          <table:table-cell office:value-type="string" table:style-name="ce4">
            <text:p>Naam</text:p>
          </table:table-cell>
          <table:table-cell office:value-type="string" table:style-name="ce4">
            <text:p>Workload</text:p>
          </table:table-cell>
          <table:table-cell office:value-type="string" table:style-name="ce4">
            <text:p>Geschatte tijdsbesteding</text:p>
          </table:table-cell>
          <table:table-cell office:value-type="string" table:style-name="ce4">
            <text:p>Afgewerkt?</text:p>
          </table:table-cell>
          <table:table-cell table:number-columns-repeated="2" table:style-name="ce1"/>
          <table:table-cell office:value-type="string" table:style-name="ce3">
            <text:p>Vul hier de namen in van de groepsleden</text:p>
          </table:table-cell>
          <table:table-cell office:value-type="string" table:style-name="ce3">
            <text:p>Dit moet tussen de 60 en de 75 liggen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en CFL voor single- en multi-tape Turing machines.</text:p>
          </table:table-cell>
          <table:table-cell office:value-type="string" table:style-name="ce5">
            <text:p>Frederic</text:p>
          </table:table-cell>
          <table:table-cell office:value-type="percentage" office:value="3.5087719298245612E-2" table:formula="of:=[.D5]/228" table:style-name="ce6">
            <text:p>4%</text:p>
          </table:table-cell>
          <table:table-cell office:value-type="float" office:value="8" table:style-name="ce5">
            <text:p>8</text:p>
          </table:table-cell>
          <table:table-cell table:style-name="ce9"/>
          <table:table-cell table:number-columns-repeated="2" table:style-name="ce1"/>
          <table:table-cell office:value-type="string" table:style-name="ce3">
            <text:p>Sander</text:p>
          </table:table-cell>
          <table:table-cell office:value-type="float" office:value="52" table:formula="of:=SUMIF([.B5:.D104];[.H5];[.D5:.D104])" table:style-name="ce1">
            <text:p>5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en parsing algoritme LALR</text:p>
          </table:table-cell>
          <table:table-cell office:value-type="string" table:style-name="ce5">
            <text:p>Dries</text:p>
          </table:table-cell>
          <table:table-cell office:value-type="percentage" office:value="0.10526315789473684" table:formula="of:=[.D6]/228" table:style-name="ce6">
            <text:p>11%</text:p>
          </table:table-cell>
          <table:table-cell office:value-type="float" office:value="24" table:style-name="ce5">
            <text:p>24</text:p>
          </table:table-cell>
          <table:table-cell table:style-name="ce9"/>
          <table:table-cell table:number-columns-repeated="2" table:style-name="ce1"/>
          <table:table-cell office:value-type="string" table:style-name="ce3">
            <text:p>Frederic</text:p>
          </table:table-cell>
          <table:table-cell office:value-type="float" office:value="62" table:formula="of:=SUMIF([.B5:.D105];[.H6];[.D5:.D105])" table:style-name="ce1">
            <text:p>6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anmaken van een single-tape Turing machine.</text:p>
          </table:table-cell>
          <table:table-cell office:value-type="string" table:style-name="ce7">
            <text:p>Sander</text:p>
          </table:table-cell>
          <table:table-cell office:value-type="percentage" office:value="7.8947368421052627E-2" table:formula="of:=[.D7]/228" table:style-name="ce6">
            <text:p>8%</text:p>
          </table:table-cell>
          <table:table-cell office:value-type="float" office:value="18" table:style-name="ce5">
            <text:p>18</text:p>
          </table:table-cell>
          <table:table-cell table:style-name="ce9"/>
          <table:table-cell table:number-columns-repeated="2" table:style-name="ce1"/>
          <table:table-cell office:value-type="string" table:style-name="ce3">
            <text:p>Jens</text:p>
          </table:table-cell>
          <table:table-cell office:value-type="float" office:value="54" table:formula="of:=SUMIF([.B7:.D106];[.H7];[.D7:.D106])" table:style-name="ce1">
            <text:p>5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Simulatie van een single-tape Turing machine.</text:p>
          </table:table-cell>
          <table:table-cell office:value-type="string" table:style-name="ce5">
            <text:p>Sander</text:p>
          </table:table-cell>
          <table:table-cell office:value-type="percentage" office:value="7.0175438596491224E-2" table:formula="of:=[.D8]/228" table:style-name="ce6">
            <text:p>7%</text:p>
          </table:table-cell>
          <table:table-cell office:value-type="float" office:value="16" table:style-name="ce5">
            <text:p>16</text:p>
          </table:table-cell>
          <table:table-cell table:style-name="ce9"/>
          <table:table-cell table:number-columns-repeated="2" table:style-name="ce1"/>
          <table:table-cell office:value-type="string" table:style-name="ce3">
            <text:p>Dries</text:p>
          </table:table-cell>
          <table:table-cell office:value-type="float" office:value="60" table:formula="of:=SUMIF([.B6:.D107];[.H8];[.D6:.D107])" table:style-name="ce1">
            <text:p>6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Dynamische visualisatie van de werking van een single-tape Turing machine.</text:p>
          </table:table-cell>
          <table:table-cell office:value-type="string" table:style-name="ce5">
            <text:p>Frederic</text:p>
          </table:table-cell>
          <table:table-cell office:value-type="percentage" office:value="0.12280701754385964" table:formula="of:=[.D9]/228" table:style-name="ce6">
            <text:p>12%</text:p>
          </table:table-cell>
          <table:table-cell office:value-type="float" office:value="28" table:style-name="ce5">
            <text:p>28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7">
            <text:p>Statische visualisatie van een single-tape Turing machine.</text:p>
          </table:table-cell>
          <table:table-cell office:value-type="string" table:style-name="ce5">
            <text:p>Dries</text:p>
          </table:table-cell>
          <table:table-cell office:value-type="percentage" office:value="5.2631578947368418E-2" table:formula="of:=[.D10]/228" table:style-name="ce6">
            <text:p>5%</text:p>
          </table:table-cell>
          <table:table-cell office:value-type="float" office:value="12" table:style-name="ce5">
            <text:p>12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7">
            <text:p>Het inlezen van een multi-tape Turing machine.</text:p>
          </table:table-cell>
          <table:table-cell office:value-type="string" table:style-name="ce5">
            <text:p>Jens</text:p>
          </table:table-cell>
          <table:table-cell office:value-type="percentage" office:value="5.2631578947368418E-2" table:formula="of:=[.D11]/228" table:style-name="ce6">
            <text:p>5%</text:p>
          </table:table-cell>
          <table:table-cell office:value-type="float" office:value="12" table:style-name="ce5">
            <text:p>12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7">
            <text:p>Het simuleren van een multi-tape tape Turing machine.</text:p>
          </table:table-cell>
          <table:table-cell office:value-type="string" table:style-name="ce5">
            <text:p>Jens</text:p>
          </table:table-cell>
          <table:table-cell office:value-type="percentage" office:value="0.10526315789473684" table:formula="of:=[.D12]/228" table:style-name="ce6">
            <text:p>11%</text:p>
          </table:table-cell>
          <table:table-cell office:value-type="float" office:value="24" table:style-name="ce5">
            <text:p>24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8">
            <text:p>Code genereren aan de hand van AST</text:p>
          </table:table-cell>
          <table:table-cell office:value-type="string" table:style-name="ce5">
            <text:p>Frederic</text:p>
          </table:table-cell>
          <table:table-cell office:value-type="percentage" office:value="3.5087719298245612E-2" table:formula="of:=[.D13]/228" table:style-name="ce6">
            <text:p>4%</text:p>
          </table:table-cell>
          <table:table-cell office:value-type="float" office:value="8" table:style-name="ce5">
            <text:p>8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style-name="ce1">
            <text:p>Error detection AST</text:p>
          </table:table-cell>
          <table:table-cell office:value-type="string" table:style-name="ce1">
            <text:p>Dries</text:p>
          </table:table-cell>
          <table:table-cell office:value-type="percentage" office:value="2.6315789473684209E-2" table:formula="of:=[.D14]/228" table:style-name="ce6">
            <text:p>3%</text:p>
          </table:table-cell>
          <table:table-cell office:value-type="float" office:value="6" table:style-name="ce1">
            <text:p>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6"/>
          <table:table-cell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5">
            <text:p>Meetings</text:p>
          </table:table-cell>
          <table:table-cell office:value-type="string" table:style-name="ce5">
            <text:p>Sander</text:p>
          </table:table-cell>
          <table:table-cell office:value-type="percentage" office:value="2.6315789473684209E-2" table:formula="of:=[.D16]/228" table:style-name="ce6">
            <text:p>3%</text:p>
          </table:table-cell>
          <table:table-cell office:value-type="float" office:value="6" table:style-name="ce5">
            <text:p>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style-name="ce5">
            <text:p>Meetings</text:p>
          </table:table-cell>
          <table:table-cell office:value-type="string" table:style-name="ce5">
            <text:p>Frederic</text:p>
          </table:table-cell>
          <table:table-cell office:value-type="percentage" office:value="2.6315789473684209E-2" table:formula="of:=[.D17]/228" table:style-name="ce6">
            <text:p>3%</text:p>
          </table:table-cell>
          <table:table-cell office:value-type="float" office:value="6" table:style-name="ce5">
            <text:p>6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Meetings</text:p>
          </table:table-cell>
          <table:table-cell office:value-type="string" table:style-name="ce5">
            <text:p>Dries</text:p>
          </table:table-cell>
          <table:table-cell office:value-type="percentage" office:value="2.6315789473684209E-2" table:formula="of:=[.D18]/228" table:style-name="ce6">
            <text:p>3%</text:p>
          </table:table-cell>
          <table:table-cell office:value-type="float" office:value="6" table:style-name="ce5">
            <text:p>6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Meetings</text:p>
          </table:table-cell>
          <table:table-cell office:value-type="string" table:style-name="ce5">
            <text:p>Jens</text:p>
          </table:table-cell>
          <table:table-cell office:value-type="percentage" office:value="2.6315789473684209E-2" table:formula="of:=[.D19]/228" table:style-name="ce6">
            <text:p>3%</text:p>
          </table:table-cell>
          <table:table-cell office:value-type="float" office:value="6" table:style-name="ce5">
            <text:p>6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5"/>
          <table:table-cell office:value-type="percentage" office:value="0" table:formula="of:=[.D20]/228" table:style-name="ce6">
            <text:p>0%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5">
            <text:p>Verbredend onderzoek</text:p>
          </table:table-cell>
          <table:table-cell office:value-type="string" table:style-name="ce5">
            <text:p>Sander</text:p>
          </table:table-cell>
          <table:table-cell office:value-type="percentage" office:value="4.3859649122807015E-2" table:formula="of:=[.D21]/228" table:style-name="ce6">
            <text:p>4%</text:p>
          </table:table-cell>
          <table:table-cell office:value-type="float" office:value="10" table:style-name="ce5">
            <text:p>1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Verbredend onderzoek</text:p>
          </table:table-cell>
          <table:table-cell office:value-type="string" table:style-name="ce5">
            <text:p>Frederic</text:p>
          </table:table-cell>
          <table:table-cell office:value-type="percentage" office:value="4.3859649122807015E-2" table:formula="of:=[.D22]/228" table:style-name="ce6">
            <text:p>4%</text:p>
          </table:table-cell>
          <table:table-cell office:value-type="float" office:value="10" table:style-name="ce5">
            <text:p>1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Verbredend onderzoek</text:p>
          </table:table-cell>
          <table:table-cell office:value-type="string" table:style-name="ce5">
            <text:p>Dries</text:p>
          </table:table-cell>
          <table:table-cell office:value-type="percentage" office:value="4.3859649122807015E-2" table:formula="of:=[.D23]/228" table:style-name="ce6">
            <text:p>4%</text:p>
          </table:table-cell>
          <table:table-cell office:value-type="float" office:value="10" table:style-name="ce5">
            <text:p>1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Verbredend onderzoek</text:p>
          </table:table-cell>
          <table:table-cell office:value-type="string" table:style-name="ce5">
            <text:p>Jens</text:p>
          </table:table-cell>
          <table:table-cell office:value-type="percentage" office:value="4.3859649122807015E-2" table:formula="of:=[.D24]/228" table:style-name="ce6">
            <text:p>4%</text:p>
          </table:table-cell>
          <table:table-cell office:value-type="float" office:value="10" table:style-name="ce5">
            <text:p>10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5">
            <text:p>Presentatie</text:p>
          </table:table-cell>
          <table:table-cell office:value-type="string" table:style-name="ce5">
            <text:p>Sander</text:p>
          </table:table-cell>
          <table:table-cell office:value-type="percentage" office:value="8.771929824561403E-3" table:formula="of:=[.D26]/228" table:style-name="ce6">
            <text:p>1%</text:p>
          </table:table-cell>
          <table:table-cell office:value-type="float" office:value="2" table:style-name="ce5">
            <text:p>2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Presentatie</text:p>
          </table:table-cell>
          <table:table-cell office:value-type="string" table:style-name="ce5">
            <text:p>Frederic</text:p>
          </table:table-cell>
          <table:table-cell office:value-type="percentage" office:value="8.771929824561403E-3" table:formula="of:=[.D27]/228" table:style-name="ce6">
            <text:p>1%</text:p>
          </table:table-cell>
          <table:table-cell office:value-type="float" office:value="2" table:style-name="ce5">
            <text:p>2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Presentatie</text:p>
          </table:table-cell>
          <table:table-cell office:value-type="string" table:style-name="ce5">
            <text:p>Dries</text:p>
          </table:table-cell>
          <table:table-cell office:value-type="percentage" office:value="8.771929824561403E-3" table:formula="of:=[.D28]/228" table:style-name="ce6">
            <text:p>1%</text:p>
          </table:table-cell>
          <table:table-cell office:value-type="float" office:value="2" table:style-name="ce5">
            <text:p>2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5">
            <text:p>Presentatie</text:p>
          </table:table-cell>
          <table:table-cell office:value-type="string" table:style-name="ce5">
            <text:p>Jens</text:p>
          </table:table-cell>
          <table:table-cell office:value-type="percentage" office:value="8.771929824561403E-3" table:formula="of:=[.D29]/228" table:style-name="ce6">
            <text:p>1%</text:p>
          </table:table-cell>
          <table:table-cell office:value-type="float" office:value="2" table:style-name="ce5">
            <text:p>2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5"/>
          <table:table-cell table:number-columns-repeated="16379"/>
        </table:table-row>
        <table:table-row table:number-rows-repeated="73" table:style-name="ro1"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79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Pro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Tom Hofkens</meta:initial-creator>
    <dc:creator/>
    <meta:creation-date>2018-02-16T13:58:42Z</meta:creation-date>
    <dc:date>2022-01-27T12:28:07Z</dc:date>
  </office:meta>
</office:document-meta>
</file>